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101cm" fo:margin-bottom="0.101cm" loext:contextual-spacing="false" fo:line-height="115%" fo:text-align="justify" style:justify-single-word="false"/>
      <style:text-properties officeooo:rsid="0015df7f" officeooo:paragraph-rsid="0015df7f"/>
    </style:style>
    <style:style style:name="P2" style:family="paragraph" style:parent-style-name="Standard">
      <style:paragraph-properties fo:margin-top="0.101cm" fo:margin-bottom="0.101cm" loext:contextual-spacing="false" fo:line-height="115%" fo:text-align="justify" style:justify-single-word="false"/>
      <style:text-properties officeooo:rsid="0018734c" officeooo:paragraph-rsid="0018734c"/>
    </style:style>
    <style:style style:name="P3" style:family="paragraph" style:parent-style-name="Standard">
      <style:paragraph-properties fo:margin-top="0.101cm" fo:margin-bottom="0.101cm" loext:contextual-spacing="false" fo:line-height="115%" fo:text-align="justify" style:justify-single-word="false"/>
      <style:text-properties style:text-underline-style="none" officeooo:rsid="00195f27" officeooo:paragraph-rsid="00195f27"/>
    </style:style>
    <style:style style:name="P4" style:family="paragraph" style:parent-style-name="Standard">
      <style:paragraph-properties fo:margin-top="0.101cm" fo:margin-bottom="0.101cm" loext:contextual-spacing="false" fo:line-height="115%" fo:text-align="justify" style:justify-single-word="false"/>
      <style:text-properties style:text-underline-style="none" officeooo:rsid="001bae9e" officeooo:paragraph-rsid="001c29a8"/>
    </style:style>
    <style:style style:name="P5" style:family="paragraph" style:parent-style-name="Standard" style:list-style-name="L1">
      <style:paragraph-properties fo:margin-top="0.101cm" fo:margin-bottom="0.101cm" loext:contextual-spacing="false" fo:line-height="115%" fo:text-align="justify" style:justify-single-word="false"/>
      <style:text-properties style:text-underline-style="none" officeooo:rsid="001bae9e" officeooo:paragraph-rsid="001bae9e"/>
    </style:style>
    <style:style style:name="P6" style:family="paragraph" style:parent-style-name="Standard">
      <style:paragraph-properties fo:margin-top="0.101cm" fo:margin-bottom="0.101cm" loext:contextual-spacing="false" fo:line-height="115%" fo:text-align="justify" style:justify-single-word="false"/>
      <style:text-properties style:text-underline-style="none" officeooo:rsid="001bae9e" officeooo:paragraph-rsid="001bae9e"/>
    </style:style>
    <style:style style:name="P7" style:family="paragraph" style:parent-style-name="Standard" style:list-style-name="L1">
      <style:paragraph-properties fo:margin-top="0.101cm" fo:margin-bottom="0.101cm" loext:contextual-spacing="false" fo:line-height="115%" fo:text-align="justify" style:justify-single-word="false"/>
      <style:text-properties style:text-underline-style="none" officeooo:rsid="001cb8fb" officeooo:paragraph-rsid="001cb8fb"/>
    </style:style>
    <style:style style:name="P8" style:family="paragraph" style:parent-style-name="Standard">
      <style:paragraph-properties fo:margin-top="0.101cm" fo:margin-bottom="0.101cm" loext:contextual-spacing="false" fo:line-height="115%" fo:text-align="justify" style:justify-single-word="false"/>
      <style:text-properties fo:font-size="18pt" style:text-underline-style="solid" style:text-underline-width="auto" style:text-underline-color="font-color" fo:font-weight="bold" officeooo:rsid="001d6866" officeooo:paragraph-rsid="001d6866" style:font-size-asian="15.75pt" style:font-weight-asian="bold" style:font-size-complex="18pt" style:font-weight-complex="bold"/>
    </style:style>
    <style:style style:name="P9" style:family="paragraph" style:parent-style-name="Standard">
      <style:paragraph-properties fo:margin-top="0.101cm" fo:margin-bottom="0.101cm" loext:contextual-spacing="false" fo:line-height="115%" fo:text-align="justify" style:justify-single-word="false"/>
      <style:text-properties officeooo:rsid="001cb8fb" officeooo:paragraph-rsid="001cb8fb"/>
    </style:style>
    <style:style style:name="T1" style:family="text">
      <style:text-properties officeooo:rsid="0016cf18"/>
    </style:style>
    <style:style style:name="T2" style:family="text">
      <style:text-properties officeooo:rsid="00195f27"/>
    </style:style>
    <style:style style:name="T3" style:family="text">
      <style:text-properties officeooo:rsid="001a240d"/>
    </style:style>
    <style:style style:name="T4" style:family="text">
      <style:text-properties officeooo:rsid="001c29a8"/>
    </style:style>
    <style:style style:name="T5" style:family="text">
      <style:text-properties officeooo:rsid="001cb8fb"/>
    </style:style>
    <style:style style:name="T6" style:family="text">
      <style:text-properties officeooo:rsid="001f56e7"/>
    </style:style>
    <style:style style:name="T7" style:family="text">
      <style:text-properties officeooo:rsid="002095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forme</text:p>
      <text:p text:style-name="P1">Para el tp, comenzamos parseando los datasets correspondientes a station, weather, trips_train y trips_test. Eliminamos las columnas que nos parecieron irrelevantes (tales como los nombres de las estaciones, fechas y etc.) y dejamos las que pudimos observar, a través del análisis exploratorio de los datos, <text:span text:style-name="T1">que influían en cuanto a las duraciones de los viajes. En el de trips_train utilizamos dos variantes, un dataset filtrando los viajes con duraciones menores a los 5 minutos y mayores a 24 horas y otro sin filtrar nada.</text:span></text:p>
      <text:p text:style-name="P2">Luego joineamos los tres datasets, para cada uno de los trains, el filtrado y el no filtrado, dejando así dos train datasets diferentes, a partir de los cuales se entrenaría el algoritmo a utilizar. Finalmente, discretizamos todas las columnas de estos datasets y las transformamos a números, de manera que se pudiesen usar para los algoritmos. <text:span text:style-name="T2">Esto lo guardamos en tres archivos .csv distintos (uno con el train, otro con el train_filtered y otro con el test), los cuales luego son levantados al momento de aplicarles el algoritmo.</text:span></text:p>
      <text:p text:style-name="P3">Por último, armamos un script <text:span text:style-name="T3">el cual utilizan todos los algoritmos que probamos, en el cual se recibe el algoritmo o modelo a probar, el nombre del modelo, un parámetro que indique que train se usa si el filtrado o el otro y por último un parámetro numérico que indica que combinaciones de columnas se quiere usar para predecir las duraciones (por default se utilizan todas las del dataset levantado en este script). Luego se cargan los x_train, y_train y x_test, se entrena el modelo, se hacen las predicciones sobre el trips_test, se corre kfold y se pregunta si se quiere o no generar un output, si se lo genera, se guardan los resultados en un .csv, el cual luego se puede subir a kaggle.</text:span></text:p>
      <text:p text:style-name="P4">A medida que avanzamos con las pruebas, los resultados fueron claramente mejores cuando se usaba el dataset filtrado y para cuatro tipos de combinaciones de columnas: la 2 (<text:span text:style-name="T4">'start_hour', 'day_of_week', 'subscription_type'</text:span>), la 3 (<text:span text:style-name="T4">'start_hour', 'day_of_week', 'subscription_type', 'season'</text:span>), la 7 (<text:span text:style-name="T4">'start_hour','day_of_week','subscription_type','season', 'start_station_id', 'end_station_id'</text:span>) y la 8 (<text:span text:style-name="T4">'start_hour', 'day_of_week', 'subscription_type','season', 'events', 'mean_temperature_f'</text:span>). <text:span text:style-name="T5">Había una combinación con la cual siempre daban malos resultados por lo que la cambiamos (la 4) y aunque mejoró, no superó los resultados de las ya mencionadas.</text:span></text:p>
      <text:p text:style-name="P6">Los algoritmos que mejores resultados nos dieron fueron:</text:p>
      <text:list xml:id="list823856363744062074" text:style-name="L1">
        <text:list-item>
          <text:p text:style-name="P7">Bagging regressor</text:p>
        </text:list-item>
        <text:list-item>
          <text:p text:style-name="P5">Multi-layer Perceptron regressor</text:p>
        </text:list-item>
        <text:list-item>
          <text:p text:style-name="P5">Decision tree</text:p>
        </text:list-item>
        <text:list-item>
          <text:p text:style-name="P7">Ada Boost Regressor</text:p>
        </text:list-item>
        <text:list-item>
          <text:p text:style-name="P7">Extra Trees Regressor</text:p>
        </text:list-item>
        <text:list-item>
          <text:p text:style-name="P7">Gradient Boosting Regressor</text:p>
        </text:list-item>
        <text:list-item>
          <text:p text:style-name="P5">Linear regression</text:p>
        </text:list-item>
        <text:list-item>
          <text:p text:style-name="P5">Logistic regression</text:p>
        </text:list-item>
        <text:list-item>
          <text:p text:style-name="P5">Orthogonal matching pursuit</text:p>
        </text:list-item>
      </text:list>
      <text:p text:style-name="P2"/>
      <text:p text:style-name="P9"><text:soft-page-break/>Entre los muchos que probamos, ya que probamos todo aquel algoritmo de regresión que encontramos en la librería de sc<text:span text:style-name="T6">i</text:span>kit learn. Así mismo, también probamos cambiarle los parámetros a estos algoritmos <text:span text:style-name="T7">(grid search)</text:span> en busca de mejores resultados, pero no logramos encontrar grandes variantes.</text:p>
      <text:p text:style-name="P9">Por otro lado, hubo algunos pocos que nos fueron imposibles de probar, por ejemplo random forest debido a problemas de memoria (memory error) o performance (se quedaba tildada la computad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4:02:12.130514777</meta:creation-date>
    <dc:date>2017-06-22T02:42:29.989139687</dc:date>
    <meta:editing-duration>PT9M39S</meta:editing-duration>
    <meta:editing-cycles>6</meta:editing-cycles>
    <meta:generator>LibreOffice/5.1.6.2$Linux_X86_64 LibreOffice_project/10m0$Build-2</meta:generator>
    <meta:document-statistic meta:table-count="0" meta:image-count="0" meta:object-count="0" meta:page-count="2" meta:paragraph-count="17" meta:word-count="490" meta:character-count="3151" meta:non-whitespace-character-count="2687"/>
  </office:meta>
</office:document-meta>
</file>